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9777" officeooo:paragraph-rsid="000c9777"/>
    </style:style>
    <style:style style:name="P2" style:family="paragraph" style:parent-style-name="Standard">
      <style:text-properties officeooo:rsid="000dd3ab" officeooo:paragraph-rsid="000dd3ab"/>
    </style:style>
    <style:style style:name="P3" style:family="paragraph" style:parent-style-name="Standard">
      <style:text-properties officeooo:rsid="0010cc66" officeooo:paragraph-rsid="0010cc66"/>
    </style:style>
    <style:style style:name="P4" style:family="paragraph" style:parent-style-name="Standard">
      <style:text-properties officeooo:rsid="00181c89" officeooo:paragraph-rsid="00181c89"/>
    </style:style>
    <style:style style:name="P5" style:family="paragraph" style:parent-style-name="Standard">
      <style:text-properties officeooo:rsid="00181c89" officeooo:paragraph-rsid="00211c59"/>
    </style:style>
    <style:style style:name="P6" style:family="paragraph" style:parent-style-name="Standard">
      <style:text-properties officeooo:rsid="001be153" officeooo:paragraph-rsid="001be153"/>
    </style:style>
    <style:style style:name="P7" style:family="paragraph" style:parent-style-name="Standard">
      <style:text-properties officeooo:rsid="0012e887" officeooo:paragraph-rsid="001e6d92"/>
    </style:style>
    <style:style style:name="P8" style:family="paragraph" style:parent-style-name="Standard">
      <style:text-properties officeooo:rsid="0015b487" officeooo:paragraph-rsid="0015b487"/>
    </style:style>
    <style:style style:name="P9" style:family="paragraph" style:parent-style-name="Standard">
      <style:text-properties officeooo:rsid="0027723d" officeooo:paragraph-rsid="0027723d"/>
    </style:style>
    <style:style style:name="P10" style:family="paragraph" style:parent-style-name="Standard">
      <style:text-properties officeooo:rsid="002a23e1" officeooo:paragraph-rsid="002a23e1"/>
    </style:style>
    <style:style style:name="P11" style:family="paragraph" style:parent-style-name="Standard">
      <style:text-properties officeooo:rsid="002b8043" officeooo:paragraph-rsid="002b8043"/>
    </style:style>
    <style:style style:name="P12" style:family="paragraph" style:parent-style-name="Standard">
      <style:text-properties officeooo:rsid="002e1dac" officeooo:paragraph-rsid="002e1dac"/>
    </style:style>
    <style:style style:name="P13" style:family="paragraph" style:parent-style-name="Standard">
      <style:text-properties officeooo:rsid="002fcd1a" officeooo:paragraph-rsid="002fcd1a"/>
    </style:style>
    <style:style style:name="P14" style:family="paragraph" style:parent-style-name="Standard">
      <style:text-properties officeooo:rsid="0030b972" officeooo:paragraph-rsid="00347597"/>
    </style:style>
    <style:style style:name="P15" style:family="paragraph" style:parent-style-name="Standard">
      <style:text-properties officeooo:rsid="00347597" officeooo:paragraph-rsid="00347597"/>
    </style:style>
    <style:style style:name="P16" style:family="paragraph" style:parent-style-name="Standard">
      <style:text-properties officeooo:rsid="0035eda2" officeooo:paragraph-rsid="0035eda2"/>
    </style:style>
    <style:style style:name="P17" style:family="paragraph" style:parent-style-name="Standard">
      <style:text-properties officeooo:rsid="003ad686" officeooo:paragraph-rsid="003ad686"/>
    </style:style>
    <style:style style:name="P18" style:family="paragraph" style:parent-style-name="Standard">
      <style:text-properties officeooo:rsid="0031491b" officeooo:paragraph-rsid="00347597"/>
    </style:style>
    <style:style style:name="P19" style:family="paragraph" style:parent-style-name="Standard">
      <style:text-properties officeooo:rsid="001be153" officeooo:paragraph-rsid="001be153"/>
    </style:style>
    <style:style style:name="P20" style:family="paragraph" style:parent-style-name="Standard">
      <style:text-properties officeooo:rsid="00181c89" officeooo:paragraph-rsid="00211c59"/>
    </style:style>
    <style:style style:name="P21" style:family="paragraph" style:parent-style-name="Standard">
      <style:text-properties officeooo:rsid="0027723d" officeooo:paragraph-rsid="0027723d"/>
    </style:style>
    <style:style style:name="P22" style:family="paragraph" style:parent-style-name="Standard">
      <style:text-properties officeooo:rsid="00347597" officeooo:paragraph-rsid="00347597"/>
    </style:style>
    <style:style style:name="P23" style:family="paragraph" style:parent-style-name="Standard">
      <style:text-properties officeooo:rsid="0035eda2" officeooo:paragraph-rsid="0035eda2"/>
    </style:style>
    <style:style style:name="T1" style:family="text">
      <style:text-properties officeooo:rsid="000ef017"/>
    </style:style>
    <style:style style:name="T2" style:family="text">
      <style:text-properties officeooo:rsid="00144c33"/>
    </style:style>
    <style:style style:name="T3" style:family="text">
      <style:text-properties officeooo:rsid="00176630"/>
    </style:style>
    <style:style style:name="T4" style:family="text">
      <style:text-properties officeooo:rsid="0019da42"/>
    </style:style>
    <style:style style:name="T5" style:family="text">
      <style:text-properties officeooo:rsid="00230b18"/>
    </style:style>
    <style:style style:name="T6" style:family="text">
      <style:text-properties officeooo:rsid="0028ab9e"/>
    </style:style>
    <style:style style:name="T7" style:family="text">
      <style:text-properties officeooo:rsid="002b6038"/>
    </style:style>
    <style:style style:name="T8" style:family="text">
      <style:text-properties officeooo:rsid="0031491b"/>
    </style:style>
    <style:style style:name="T9" style:family="text">
      <style:text-properties officeooo:rsid="00351e1f"/>
    </style:style>
    <style:style style:name="T10" style:family="text">
      <style:text-properties officeooo:rsid="0037de22"/>
    </style:style>
    <style:style style:name="T11" style:family="text">
      <style:text-properties officeooo:rsid="003b2627"/>
    </style:style>
    <style:style style:name="T12" style:family="text">
      <style:text-properties officeooo:rsid="003d1d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tout </text:p>
      <text:p text:style-name="P2">6 semaines de prod' <text:span text:style-name="T1">(8 avec les vacances)</text:span></text:p>
      <text:p text:style-name="P2"/>
      <text:p text:style-name="P17">Progs</text:p>
      <text:p text:style-name="P2"/>
      <text:p text:style-name="P3">Semaine 1 :</text:p>
      <text:p text:style-name="P3"/>
      <text:p text:style-name="P6"><text:span text:style-name="T5">Alex : </text:span>Separé le comportement du joueur par une classe abstraite : Horseman (mere) 4 classe cavalier(fille) <text:span text:style-name="T11">ET gestions des imputs</text:span></text:p>
      <text:p text:style-name="P6"/>
      <text:p text:style-name="P8"><text:span text:style-name="T5">Théo : </text:span>Finir le menu de changement des persos</text:p>
      <text:p text:style-name="P5"/>
      <text:p text:style-name="P5"><text:span text:style-name="T5">Benjamin : </text:span>Clean – up //<text:span text:style-name="T12">FINI ET A VERIFIER</text:span></text:p>
      <text:p text:style-name="P7">//Pouvoir changer les statistique<text:span text:style-name="T3">s</text:span> <text:span text:style-name="T2">des peronnages</text:span></text:p>
      <text:p text:style-name="P9"/>
      <text:p text:style-name="P9">Remi <text:s/>: <text:span text:style-name="T6">Systéme de sauvegarde, ecran de scoring</text:span></text:p>
      <text:p text:style-name="P4"/>
      <text:p text:style-name="P4"/>
      <text:p text:style-name="P13">GRAPH</text:p>
      <text:p text:style-name="P13"/>
      <text:p text:style-name="P14">Ilona <text:span text:style-name="T8">et océane : Les personnages : <text:s/></text:span></text:p>
      <text:p text:style-name="P18"/>
      <text:p text:style-name="P18">Ilona <text:s/>: War et famine (Texturing)</text:p>
      <text:p text:style-name="P15"/>
      <text:p text:style-name="P15">Océan : Death et l'arene <text:span text:style-name="T9">(Texturing)</text:span></text:p>
      <text:p text:style-name="P16"/>
      <text:p text:style-name="P16">Ralou : Rig <text:span text:style-name="T10">pour les cavalier</text:span></text:p>
      <text:p text:style-name="P4"/>
      <text:p text:style-name="P10">(2 semaine <text:span text:style-name="T7">de vacances)</text:span></text:p>
      <text:p text:style-name="P10"/>
      <text:p text:style-name="P11">Semaine 2 <text:s/>:</text:p>
      <text:p text:style-name="P4"/>
      <text:p text:style-name="P4"/>
      <text:p text:style-name="P4"/>
      <text:p text:style-name="P12">Semaine 3 : </text:p>
      <text:p text:style-name="P4"/>
      <text:p text:style-name="P4">Improve the comportement <text:span text:style-name="T4">of lilith : 1 semaines minimum (on compte deux semaines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1M36S</meta:editing-duration>
    <meta:editing-cycles>54</meta:editing-cycles>
    <meta:generator>LibreOffice/5.0.6.3$Windows_x86 LibreOffice_project/490fc03b25318460cfc54456516ea2519c11d1aa</meta:generator>
    <dc:date>2017-03-28T16:56:23.860000000</dc:date>
    <meta:document-statistic meta:table-count="0" meta:image-count="0" meta:object-count="0" meta:page-count="1" meta:paragraph-count="18" meta:word-count="115" meta:character-count="647" meta:non-whitespace-character-count="542"/>
    <meta:user-defined meta:name="Info 1"/>
    <meta:user-defined meta:name="Info 2"/>
    <meta:user-defined meta:name="Info 3"/>
    <meta:user-defined meta:name="Info 4"/>
  </office:meta>
</office:document-meta>
</file>